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.369cm" table:align="right"/>
    </style:style>
    <style:style style:name="Tableau1.A" style:family="table-column">
      <style:table-column-properties style:column-width="15.36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5.464cm" table:align="right"/>
    </style:style>
    <style:style style:name="Tableau2.A" style:family="table-column">
      <style:table-column-properties style:column-width="15.464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5.561cm" table:align="right"/>
    </style:style>
    <style:style style:name="Tableau3.A" style:family="table-column">
      <style:table-column-properties style:column-width="15.56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984cm" table:align="right"/>
    </style:style>
    <style:style style:name="Tableau4.A" style:family="table-column">
      <style:table-column-properties style:column-width="14.984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5.057cm" table:align="right"/>
    </style:style>
    <style:style style:name="Tableau5.A" style:family="table-column">
      <style:table-column-properties style:column-width="15.057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5.129cm" table:align="right"/>
    </style:style>
    <style:style style:name="Tableau6.A" style:family="table-column">
      <style:table-column-properties style:column-width="15.129cm"/>
    </style:style>
    <style:style style:name="Tableau6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e617" officeooo:paragraph-rsid="0010e617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e617" officeooo:paragraph-rsid="00122a10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08df5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22a10" officeooo:paragraph-rsid="00122a10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2552e"/>
    </style:style>
    <style:style style:name="P6" style:family="paragraph" style:parent-style-name="Text_20_body" style:list-style-name="L4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2552e"/>
    </style:style>
    <style:style style:name="P7" style:family="paragraph" style:parent-style-name="Text_20_body" style:list-style-name="L4">
      <style:paragraph-properties fo:margin-top="0cm" fo:margin-bottom="0cm" loext:contextual-spacing="false" fo:line-height="100%"/>
      <style:text-properties style:use-window-font-color="true" style:font-name="Times New Roman" fo:font-size="12pt" officeooo:paragraph-rsid="0012552e" style:font-size-asian="12pt" style:font-size-complex="12pt"/>
    </style:style>
    <style:style style:name="P8" style:family="paragraph" style:parent-style-name="Text_20_body" style:list-style-name="L4">
      <style:paragraph-properties fo:margin-top="0cm" fo:margin-bottom="0cm" loext:contextual-spacing="false" fo:line-height="100%"/>
      <style:text-properties style:use-window-font-color="true" style:font-name="Times New Roman" fo:font-size="12pt" officeooo:paragraph-rsid="001545db" style:font-size-asian="12pt" style:font-size-complex="12pt"/>
    </style:style>
    <style:style style:name="P9" style:family="paragraph" style:parent-style-name="Text_20_body" style:list-style-name="L4">
      <style:paragraph-properties fo:margin-top="0cm" fo:margin-bottom="0cm" loext:contextual-spacing="false" fo:line-height="100%"/>
      <style:text-properties style:use-window-font-color="true" style:font-name="Times New Roman" officeooo:paragraph-rsid="001545db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555ac" officeooo:paragraph-rsid="001555ac"/>
    </style:style>
    <style:style style:name="P11" style:family="paragraph" style:parent-style-name="Text_20_body" style:list-style-name="L7">
      <style:paragraph-properties fo:margin-top="0cm" fo:margin-bottom="0cm" loext:contextual-spacing="false" fo:line-height="100%"/>
      <style:text-properties style:use-window-font-color="true" style:font-name="Times New Roman" officeooo:rsid="001555ac" officeooo:paragraph-rsid="001555ac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13" style:family="paragraph" style:parent-style-name="Text_20_body" style:list-style-name="L8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14" style:family="paragraph" style:parent-style-name="Text_20_body" style:list-style-name="L9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fo:font-style="italic" officeooo:rsid="00167133" officeooo:paragraph-rsid="00167133" style:font-style-asian="italic" style:font-style-complex="italic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Times New Roman" officeooo:paragraph-rsid="0010e617"/>
    </style:style>
    <style:style style:name="P17" style:family="paragraph" style:parent-style-name="Text_20_body" style:list-style-name="L4">
      <style:paragraph-properties fo:margin-top="0cm" fo:margin-bottom="0cm" loext:contextual-spacing="false" fo:line-height="100%"/>
      <style:text-properties style:font-name="Times New Roman" officeooo:paragraph-rsid="0012552e"/>
    </style:style>
    <style:style style:name="P18" style:family="paragraph" style:parent-style-name="Text_20_body" style:list-style-name="L4">
      <style:paragraph-properties fo:margin-top="0cm" fo:margin-bottom="0cm" loext:contextual-spacing="false" fo:line-height="100%"/>
      <style:text-properties style:font-name="Times New Roman" officeooo:paragraph-rsid="0014507e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/>
      <style:text-properties style:font-name="Times New Roman" officeooo:rsid="00108df5" officeooo:paragraph-rsid="00108df5"/>
    </style:style>
    <style:style style:name="P20" style:family="paragraph" style:parent-style-name="Standard">
      <style:text-properties style:font-name="Times New Roman" officeooo:paragraph-rsid="0012331e"/>
    </style:style>
    <style:style style:name="P21" style:family="paragraph" style:parent-style-name="Standard" style:list-style-name="L2">
      <style:text-properties style:font-name="Times New Roman" officeooo:paragraph-rsid="0010e617"/>
    </style:style>
    <style:style style:name="P22" style:family="paragraph" style:parent-style-name="Standard" style:list-style-name="L2">
      <style:text-properties style:font-name="Times New Roman" officeooo:rsid="0010e617" officeooo:paragraph-rsid="0010e617"/>
    </style:style>
    <style:style style:name="P23" style:family="paragraph" style:parent-style-name="Standard" style:list-style-name="L4">
      <style:text-properties style:font-name="Times New Roman" officeooo:paragraph-rsid="0014507e"/>
    </style:style>
    <style:style style:name="P24" style:family="paragraph" style:parent-style-name="Standard">
      <style:text-properties fo:color="#000000" style:font-name="Times New Roman" fo:font-size="9.5pt" officeooo:paragraph-rsid="0012331e" style:font-size-asian="9.5pt" fo:background-color="#ffffff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2331e"/>
    </style:style>
    <style:style style:name="P26" style:family="paragraph" style:parent-style-name="Standard" style:list-style-name="L2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08df5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28" style:family="paragraph" style:parent-style-name="Standard" style:list-style-name="L2">
      <style:paragraph-properties fo:margin-top="0cm" fo:margin-bottom="0cm" loext:contextual-spacing="false" fo:line-height="100%"/>
      <style:text-properties style:font-name="Times New Roman" officeooo:paragraph-rsid="00108df5"/>
    </style:style>
    <style:style style:name="P29" style:family="paragraph" style:parent-style-name="Standard" style:list-style-name="L4">
      <style:paragraph-properties fo:margin-top="0cm" fo:margin-bottom="0cm" loext:contextual-spacing="false" fo:line-height="100%"/>
      <style:text-properties style:font-name="Times New Roman" officeooo:paragraph-rsid="0014507e"/>
    </style:style>
    <style:style style:name="P30" style:family="paragraph" style:parent-style-name="Standard">
      <style:paragraph-properties fo:margin-left="1.27cm" fo:margin-right="0cm" fo:text-indent="0cm" style:auto-text-indent="false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Times New Roman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14507e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officeooo:rsid="0010e617" officeooo:paragraph-rsid="00122a10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officeooo:paragraph-rsid="00167133"/>
    </style:style>
    <style:style style:name="P3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use-window-font-color="true" style:font-name="Times New Roman" officeooo:rsid="0010e617" officeooo:paragraph-rsid="0014507e"/>
    </style:style>
    <style:style style:name="P3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use-window-font-color="true" style:font-name="Times New Roman" officeooo:rsid="00167133" officeooo:paragraph-rsid="00167133"/>
    </style:style>
    <style:style style:name="P37" style:family="paragraph" style:parent-style-name="Heading_20_6">
      <style:paragraph-properties fo:break-before="page"/>
      <style:text-properties style:font-name="Times New Roman"/>
    </style:style>
    <style:style style:name="P38" style:family="paragraph" style:parent-style-name="Heading_20_6">
      <style:paragraph-properties fo:margin-top="0.413cm" fo:margin-bottom="0.307cm" loext:contextual-spacing="false" fo:line-height="100%"/>
      <style:text-properties style:font-name="Times New Roman"/>
    </style:style>
    <style:style style:name="P39" style:family="paragraph" style:parent-style-name="Heading_20_1">
      <style:paragraph-properties fo:line-height="100%" fo:text-align="center" style:justify-single-word="false"/>
      <style:text-properties style:font-name="Times New Roman"/>
    </style:style>
    <style:style style:name="P40" style:family="paragraph" style:parent-style-name="Heading_20_5" style:list-style-name="">
      <style:text-properties style:font-name="Times New Roman"/>
    </style:style>
    <style:style style:name="T1" style:family="text">
      <style:text-properties officeooo:rsid="00108df5"/>
    </style:style>
    <style:style style:name="T2" style:family="text">
      <style:text-properties fo:color="#0000ff" fo:font-size="9.5pt" fo:font-weight="bold" officeooo:rsid="001137b2" style:font-size-asian="9.5pt" style:font-weight-asian="bold" fo:background-color="#ffffff"/>
    </style:style>
    <style:style style:name="T3" style:family="text">
      <style:text-properties fo:color="#0000ff" fo:font-size="9.5pt" officeooo:rsid="00108df5" style:font-size-asian="9.5pt" fo:background-color="#ffffff"/>
    </style:style>
    <style:style style:name="T4" style:family="text">
      <style:text-properties fo:color="#0000ff" fo:font-size="9.5pt" style:font-size-asian="9.5pt" fo:background-color="#ffffff"/>
    </style:style>
    <style:style style:name="T5" style:family="text">
      <style:text-properties fo:color="#0000ff" fo:font-size="9.5pt" officeooo:rsid="001137b2" style:font-size-asian="9.5pt" fo:background-color="#ffffff"/>
    </style:style>
    <style:style style:name="T6" style:family="text">
      <style:text-properties fo:color="#0000ff" fo:font-size="9.5pt" officeooo:rsid="001545db" style:font-size-asian="9.5pt" style:font-size-complex="12pt" fo:background-color="#ffffff"/>
    </style:style>
    <style:style style:name="T7" style:family="text">
      <style:text-properties fo:color="#0000ff" style:font-name="Consolas1" fo:font-size="9.5pt" style:font-size-asian="9.5pt" fo:background-color="#ffffff"/>
    </style:style>
    <style:style style:name="T8" style:family="text">
      <style:text-properties fo:color="#0000ff" style:font-name="Consolas1" fo:font-size="9.5pt" style:font-size-asian="9.5pt" style:font-size-complex="12pt" fo:background-color="#ffffff"/>
    </style:style>
    <style:style style:name="T9" style:family="text">
      <style:text-properties fo:color="#0000ff" fo:font-size="12pt" style:font-size-asian="12pt" style:font-size-complex="12pt" fo:background-color="#ffffff"/>
    </style:style>
    <style:style style:name="T10" style:family="text">
      <style:text-properties fo:color="#000000" fo:font-size="9.5pt" style:font-size-asian="9.5pt" fo:background-color="#ffffff"/>
    </style:style>
    <style:style style:name="T11" style:family="text">
      <style:text-properties fo:color="#000000" fo:font-size="9.5pt" officeooo:rsid="00108df5" style:font-size-asian="9.5pt" fo:background-color="#ffffff"/>
    </style:style>
    <style:style style:name="T12" style:family="text">
      <style:text-properties fo:color="#000000" fo:font-size="9.5pt" officeooo:rsid="00122a10" style:font-size-asian="9.5pt" fo:background-color="#ffffff"/>
    </style:style>
    <style:style style:name="T13" style:family="text">
      <style:text-properties fo:color="#000000" style:font-name="Consolas1" fo:font-size="9.5pt" style:font-size-asian="9.5pt" fo:background-color="#ffffff"/>
    </style:style>
    <style:style style:name="T14" style:family="text">
      <style:text-properties fo:color="#000000" fo:font-size="12pt" officeooo:rsid="0014507e" style:font-size-asian="12pt" style:font-size-complex="12pt" fo:background-color="#ffffff"/>
    </style:style>
    <style:style style:name="T15" style:family="text">
      <style:text-properties fo:color="#000000" fo:font-size="12pt" style:font-size-asian="12pt" style:font-size-complex="12pt" fo:background-color="#ffffff"/>
    </style:style>
    <style:style style:name="T16" style:family="text">
      <style:text-properties fo:color="#000000" fo:font-size="12pt" officeooo:rsid="0014a384" style:font-size-asian="12pt" style:font-size-complex="12pt" fo:background-color="#ffffff"/>
    </style:style>
    <style:style style:name="T17" style:family="text">
      <style:text-properties fo:color="#000000" fo:font-size="12pt" officeooo:rsid="001545db" style:font-size-asian="12pt" style:font-size-complex="12pt" fo:background-color="#ffffff"/>
    </style:style>
    <style:style style:name="T18" style:family="text">
      <style:text-properties fo:color="#000000" fo:font-size="12pt" officeooo:rsid="001555ac" style:font-size-asian="12pt" style:font-size-complex="12pt" fo:background-color="#ffffff"/>
    </style:style>
    <style:style style:name="T19" style:family="text">
      <style:text-properties fo:color="#808080" fo:font-size="9.5pt" officeooo:rsid="00108df5" style:font-size-asian="9.5pt" fo:background-color="#ffffff"/>
    </style:style>
    <style:style style:name="T20" style:family="text">
      <style:text-properties fo:color="#808080" fo:font-size="9.5pt" style:font-size-asian="9.5pt" fo:background-color="#ffffff"/>
    </style:style>
    <style:style style:name="T21" style:family="text">
      <style:text-properties fo:color="#808080" fo:font-size="9.5pt" officeooo:rsid="00122a10" style:font-size-asian="9.5pt" fo:background-color="#ffffff"/>
    </style:style>
    <style:style style:name="T22" style:family="text">
      <style:text-properties fo:color="#808080" fo:font-size="9.5pt" officeooo:rsid="001137b2" style:font-size-asian="9.5pt" fo:background-color="#ffffff"/>
    </style:style>
    <style:style style:name="T23" style:family="text">
      <style:text-properties fo:color="#808080" style:font-name="Consolas1" fo:font-size="9.5pt" style:font-size-asian="9.5pt" fo:background-color="#ffffff"/>
    </style:style>
    <style:style style:name="T24" style:family="text">
      <style:text-properties fo:color="#808080" style:font-name="Consolas1" fo:font-size="9.5pt" style:font-size-asian="9.5pt" style:font-size-complex="12pt" fo:background-color="#ffffff"/>
    </style:style>
    <style:style style:name="T25" style:family="text">
      <style:text-properties fo:color="#bf0041" officeooo:rsid="00108df5"/>
    </style:style>
    <style:style style:name="T26" style:family="text">
      <style:text-properties fo:color="#800000" fo:font-size="9.5pt" style:font-size-asian="9.5pt" fo:background-color="#ffffff"/>
    </style:style>
    <style:style style:name="T27" style:family="text">
      <style:text-properties fo:color="#800000" fo:font-size="9.5pt" officeooo:rsid="00108df5" style:font-size-asian="9.5pt" fo:background-color="#ffffff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108df5"/>
    </style:style>
    <style:style style:name="T30" style:family="text">
      <style:text-properties style:use-window-font-color="true" officeooo:rsid="0010e617"/>
    </style:style>
    <style:style style:name="T31" style:family="text">
      <style:text-properties style:use-window-font-color="true" officeooo:rsid="0012552e"/>
    </style:style>
    <style:style style:name="T32" style:family="text">
      <style:text-properties style:use-window-font-color="true" officeooo:rsid="0014a384"/>
    </style:style>
    <style:style style:name="T33" style:family="text">
      <style:text-properties fo:color="#ff00ff" fo:font-size="9.5pt" style:font-size-asian="9.5pt" fo:background-color="#ffffff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color="#ff0000" fo:font-size="9.5pt" style:font-size-asian="9.5pt" fo:background-color="#ffffff"/>
    </style:style>
    <style:style style:name="T36" style:family="text">
      <style:text-properties fo:color="#ff0000" fo:font-size="9.5pt" officeooo:rsid="0012331e" style:font-size-asian="9.5pt" fo:background-color="#ffffff"/>
    </style:style>
    <style:style style:name="T37" style:family="text">
      <style:text-properties fo:color="#ff0000" fo:font-size="9.5pt" officeooo:rsid="00108df5" style:font-size-asian="9.5pt" fo:background-color="#ffffff"/>
    </style:style>
    <style:style style:name="T38" style:family="text">
      <style:text-properties fo:color="#ff0000" style:font-name="Consolas1" fo:font-size="9.5pt" style:font-size-asian="9.5pt" fo:background-color="#ffffff"/>
    </style:style>
    <style:style style:name="T39" style:family="text">
      <style:text-properties fo:color="#1f8bff" fo:font-size="9.5pt" style:text-underline-style="none" style:font-size-asian="9.5pt" fo:background-color="#ffffff"/>
    </style:style>
    <style:style style:name="T40" style:family="text">
      <style:text-properties fo:color="#1f8bff" style:text-underline-style="none"/>
    </style:style>
    <style:style style:name="T41" style:family="text">
      <style:text-properties fo:color="#1f8bff" style:text-underline-style="none" officeooo:rsid="0010e617"/>
    </style:style>
    <style:style style:name="T42" style:family="text">
      <style:text-properties fo:color="#3faf46"/>
    </style:style>
    <style:style style:name="T43" style:family="text">
      <style:text-properties fo:color="#3faf46" fo:font-weight="bold" style:font-weight-asian="bold" style:font-weight-complex="bold"/>
    </style:style>
    <style:style style:name="T44" style:family="text">
      <style:text-properties fo:color="#3faf46" fo:font-weight="bold" officeooo:rsid="00108df5" style:font-weight-asian="bold" style:font-weight-complex="bold"/>
    </style:style>
    <style:style style:name="T45" style:family="text">
      <style:text-properties fo:color="#3faf46" officeooo:rsid="00108df5"/>
    </style:style>
    <style:style style:name="T46" style:family="text">
      <style:text-properties fo:color="#3faf46" officeooo:rsid="0012552e"/>
    </style:style>
    <style:style style:name="T47" style:family="text">
      <style:text-properties fo:font-size="12pt" officeooo:rsid="001545db" style:font-size-asian="12pt" style:font-size-complex="12pt" fo:background-color="#ffffff"/>
    </style:style>
    <style:style style:name="T48" style:family="text">
      <style:text-properties officeooo:rsid="0014a384" fo:background-color="#ffffff"/>
    </style:style>
    <style:style style:name="T49" style:family="text">
      <style:text-properties fo:background-color="#ffffff"/>
    </style:style>
    <style:style style:name="T50" style:family="text">
      <style:text-properties officeooo:rsid="001545db" fo:background-color="#ffffff"/>
    </style:style>
    <style:style style:name="T51" style:family="text">
      <style:text-properties officeooo:rsid="001555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Triggers et Procédures Stockées</text:h>
      <text:h text:style-name="P38" text:outline-level="6"><text:span text:style-name="T51">1 </text:span>La notion de lot d’instructions ou <text:span text:style-name="T44">Ba</text:span><text:span text:style-name="T43">tch</text:span></text:h>
      <text:list xml:id="list833154938" text:style-name="L1">
        <text:list-item>
          <text:p text:style-name="P19">C’est un ensemble d’instructions soumises simultanément et exécutées en groupe.</text:p>
        </text:list-item>
        <text:list-item>
          <text:p text:style-name="P19">Il se termine toujours pas un <text:span text:style-name="T2">GO</text:span> qui peut être vue comme un séparateur de lot.</text:p>
        </text:list-item>
        <text:list-item>
          <text:p text:style-name="P19">Les règles d’utilisation d’un <text:span text:style-name="T43">Batch</text:span> sont</text:p>
        </text:list-item>
      </text:list>
      <text:list xml:id="list335069612" text:style-name="L2">
        <text:list-item>
          <text:p text:style-name="P28"><text:span text:style-name="T3">CREATE</text:span><text:span text:style-name="T11"> </text:span><text:span text:style-name="T3">DEFAULT</text:span><text:span text:style-name="T19">,</text:span><text:span text:style-name="T11"> </text:span><text:span text:style-name="T3">CREATE</text:span><text:span text:style-name="T11"> </text:span><text:span text:style-name="T3">PROCEDURE</text:span><text:span text:style-name="T19">,</text:span><text:span text:style-name="T11"> </text:span><text:span text:style-name="T3">CREATE</text:span><text:span text:style-name="T11"> </text:span><text:span text:style-name="T3">RULE</text:span><text:span text:style-name="T19">,</text:span><text:span text:style-name="T11"> </text:span><text:span text:style-name="T3">CREATE</text:span><text:span text:style-name="T11"> </text:span><text:span text:style-name="T3">TRIGGER</text:span><text:span text:style-name="T19">,</text:span><text:span text:style-name="T11"> et </text:span><text:span text:style-name="T3">CREATE</text:span><text:span text:style-name="T11"> </text:span><text:span text:style-name="T3">VIEW</text:span><text:span text:style-name="T1"> <text:line-break/></text:span><text:span text:style-name="T25">ne peuvent être combinées avec d'autres instructions pour former un </text:span><text:span text:style-name="T46">B</text:span><text:span text:style-name="T45">atch</text:span><text:span text:style-name="T25">.</text:span><text:span text:style-name="T1"> <text:line-break/>Elles doivent être soumises individuellement (donc séparées par un <text:s/></text:span><text:span text:style-name="T2">GO</text:span><text:span text:style-name="T1">.<text:line-break/></text:span></text:p>
        </text:list-item>
        <text:list-item>
          <text:p text:style-name="P26">Les règles et valeurs par défauts doivent êtres crées et associées à des colonnes dans un <text:span text:style-name="T42">Batch</text:span> n°1 PUIS utilisées dans un <text:span text:style-name="T42">Batch</text:span> n°2<text:line-break/></text:p>
        </text:list-item>
        <text:list-item>
          <text:p text:style-name="P21"><text:span text:style-name="T29">Les procédures système <text:s/></text:span><text:span text:style-name="T26">sp_bindrule </text:span><text:span text:style-name="T29">et </text:span><text:span text:style-name="T27">sp_bindefault</text:span><text:span text:style-name="T29"> ne peuvent coexister dans le même lot d’instructions </text:span><text:span text:style-name="T30">que les instructions </text:span><text:span text:style-name="T41">INSERT</text:span><text:span text:style-name="T30"> qui font appel à la règle ou à la valeur par défaut correspondante.<text:line-break/></text:span></text:p>
        </text:list-item>
        <text:list-item>
          <text:p text:style-name="P22"><text:span text:style-name="T28">Les CHECK sont soumi aux mêmes principes que les règles et valeurs par défauts</text:span></text:p>
          <text:list>
            <text:list-item>
              <text:p text:style-name="P22"><text:span text:style-name="T28">Elle ne peuvent être crées et utilisées dans le même </text:span><text:span text:style-name="T42">Batch</text:span><text:span text:style-name="T28">.</text:span></text:p>
            </text:list-item>
            <text:list-item>
              <text:p text:style-name="P22"><text:span text:style-name="T28">Une table créer avec une contrainte CHECK ne peut appliquer ces contraintes dans le même lot d’instruction que la définition.<text:line-break/></text:span></text:p>
            </text:list-item>
          </text:list>
        </text:list-item>
        <text:list-item>
          <text:p text:style-name="P22"><text:span text:style-name="T28">Les options modifiées à l’aide de l’instruction SET entrent en vigueurs à la fin du lot.<text:line-break/></text:span></text:p>
        </text:list-item>
        <text:list-item>
          <text:p text:style-name="P22"><text:span text:style-name="T28">Dans le même </text:span><text:span text:style-name="T42">Batch</text:span><text:span text:style-name="T28"> on ne peut pas…</text:span></text:p>
          <text:list>
            <text:list-item>
              <text:p text:style-name="P22"><text:span text:style-name="T28"><text:s/>supprimer un objet puis y faire référence ou le recréer.</text:span></text:p>
            </text:list-item>
            <text:list-item>
              <text:p text:style-name="P22"><text:span text:style-name="T28">Faire référence a une colonne que vous venez de créer en agrandissante la table.</text:span></text:p>
            </text:list-item>
          </text:list>
          <text:p text:style-name="P22"><text:span text:style-name="T28"><text:line-break/></text:span></text:p>
        </text:list-item>
      </text:list>
      <text:h text:style-name="P40" text:outline-level="5"/>
      <text:h text:style-name="P37" text:outline-level="6"><text:span text:style-name="T51">2 </text:span>Règles générale à retenir</text:h>
      <text:p text:style-name="P2"><text:span text:style-name="T34">Exemple 1 : SELECT multiples</text:span></text:p>
      <text:p text:style-name="P2">Deux jeux de résultat seront renvoyés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2"><text:span text:style-name="T4">SELECT</text:span><text:span text:style-name="T10"> </text:span><text:span text:style-name="T33">COUNT</text:span><text:span text:style-name="T20">(*)</text:span><text:span text:style-name="T10"> </text:span><text:span text:style-name="T4">FROM</text:span><text:span text:style-name="T10"> titres</text:span></text:p>
            <text:p text:style-name="P35"><text:span text:style-name="T4">SELECT</text:span><text:span text:style-name="T10"> </text:span><text:span text:style-name="T33">COUNT</text:span><text:span text:style-name="T20">(*)</text:span><text:span text:style-name="T10"> </text:span><text:span text:style-name="T4">FROM</text:span><text:span text:style-name="T10"> auteurs</text:span></text:p>
          </table:table-cell>
        </table:table-row>
      </table:table>
      <text:p text:style-name="P1"><text:span text:style-name="T10"/></text:p>
      <text:p text:style-name="P2">Exemple 2 : Création et utilisation d’un objet</text:p>
      <text:p text:style-name="P2">On créer, on <text:span text:style-name="T40">insert</text:span> et on projette</text:p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2"><text:span text:style-name="T4">CREATE</text:span><text:span text:style-name="T10"> </text:span><text:span text:style-name="T4">TABLE</text:span><text:span text:style-name="T10"> </text:span><text:span text:style-name="T12">Librairie</text:span></text:p>
            <text:p text:style-name="P32"><text:span text:style-name="T20">(</text:span><text:span text:style-name="T21">Livre</text:span><text:span text:style-name="T10"> </text:span><text:span text:style-name="T4">char</text:span><text:span text:style-name="T20">(</text:span><text:span text:style-name="T10">10</text:span><text:span text:style-name="T20">)</text:span><text:span text:style-name="T10"> </text:span><text:span text:style-name="T20">NOT</text:span><text:span text:style-name="T10"> </text:span><text:span text:style-name="T20">NULL, </text:span><text:span text:style-name="T21">Prix</text:span><text:span text:style-name="T10"> </text:span><text:span text:style-name="T4">int </text:span><text:span text:style-name="T20">NULL)</text:span></text:p>
            <text:p text:style-name="P32"><text:span text:style-name="T39">INSERT</text:span><text:span text:style-name="T10"> </text:span><text:span text:style-name="T12">Librairie</text:span><text:span text:style-name="T10"> </text:span><text:span text:style-name="T4">VALUES </text:span><text:span text:style-name="T20">(</text:span><text:span text:style-name="T35">'bonjour'</text:span><text:span text:style-name="T20">,</text:span><text:span text:style-name="T10"> 598</text:span><text:span text:style-name="T20">)</text:span></text:p>
            <text:p text:style-name="P35"><text:span text:style-name="T4">SELECT</text:span><text:span text:style-name="T10"> </text:span><text:span text:style-name="T20">*</text:span><text:span text:style-name="T10"> </text:span><text:span text:style-name="T4">FROM</text:span><text:span text:style-name="T10"> </text:span><text:span text:style-name="T12">Librairie</text:span></text:p>
          </table:table-cell>
        </table:table-row>
      </table:table>
      <text:p text:style-name="P33"/>
      <text:p text:style-name="P4">Exemple 3 : <text:span text:style-name="T40">INSERT</text:span> avec des contraintes</text:p>
      <text:p text:style-name="P4">On créer d’abord la table puis on créer les <text:span text:style-name="T40">INSERT</text:span> dans un autre <text:span text:style-name="T42">Batch</text:span></text:p>
      <text:p text:style-name="P4"><text:span text:style-name="T42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2"><text:span text:style-name="T4">CREATE</text:span><text:span text:style-name="T10"> </text:span><text:span text:style-name="T4">TABLE</text:span><text:span text:style-name="T10"> éditeurs</text:span></text:p>
            <text:p text:style-name="P32"><text:span text:style-name="T20">( </text:span><text:span text:style-name="T10">id_éditeur </text:span><text:span text:style-name="T4">char</text:span><text:span text:style-name="T20">(</text:span><text:span text:style-name="T10">4</text:span><text:span text:style-name="T20">)</text:span><text:span text:style-name="T10"> </text:span><text:span text:style-name="T20">NOT</text:span><text:span text:style-name="T10"> </text:span><text:span text:style-name="T20">NULL,</text:span></text:p>
            <text:p text:style-name="P32"><text:span text:style-name="T4">CONSTRAINT</text:span><text:span text:style-name="T10"> UPKCL_pubind </text:span><text:span text:style-name="T4">PRIMARY</text:span><text:span text:style-name="T10"> </text:span><text:span text:style-name="T4">KEY</text:span><text:span text:style-name="T10"> </text:span><text:span text:style-name="T4">CLUSTERED</text:span></text:p>
            <text:p text:style-name="P32"><text:span text:style-name="T4">CHECK </text:span><text:span text:style-name="T20">(</text:span><text:span text:style-name="T10">id_éditeur </text:span><text:span text:style-name="T20">in</text:span><text:span text:style-name="T4"> </text:span><text:span text:style-name="T20">(</text:span><text:span text:style-name="T35">'1389'</text:span><text:span text:style-name="T20">,</text:span><text:span text:style-name="T10"> </text:span><text:span text:style-name="T35">'0736'</text:span><text:span text:style-name="T20">,</text:span><text:span text:style-name="T10"> </text:span><text:span text:style-name="T35">'0877'</text:span><text:span text:style-name="T20">,</text:span><text:span text:style-name="T10"> </text:span><text:span text:style-name="T35">'1622'</text:span><text:span text:style-name="T20">,</text:span><text:span text:style-name="T10"> </text:span><text:span text:style-name="T35">'1756'</text:span><text:span text:style-name="T20">)</text:span></text:p>
            <text:p text:style-name="P32"><text:span text:style-name="T20">OR</text:span><text:span text:style-name="T10"> id_éditeur </text:span><text:span text:style-name="T20">like</text:span><text:span text:style-name="T10"> </text:span><text:span text:style-name="T35">'99[0-9][0-9]'</text:span><text:span text:style-name="T20">),</text:span></text:p>
            <text:p text:style-name="P32"><text:span text:style-name="T10">nom_éditeur </text:span><text:span text:style-name="T4">varchar</text:span><text:span text:style-name="T20">(</text:span><text:span text:style-name="T10">40</text:span><text:span text:style-name="T20">) NULL, </text:span><text:span text:style-name="T10">ville </text:span><text:span text:style-name="T4">varchar</text:span><text:span text:style-name="T20">(</text:span><text:span text:style-name="T10">20</text:span><text:span text:style-name="T20">)</text:span><text:span text:style-name="T10"> </text:span><text:span text:style-name="T20">NULL, </text:span></text:p>
            <text:p text:style-name="P32"><text:span text:style-name="T22">r</text:span><text:span text:style-name="T10">égion </text:span><text:span text:style-name="T4">char</text:span><text:span text:style-name="T20">(</text:span><text:span text:style-name="T10">2</text:span><text:span text:style-name="T20">)</text:span><text:span text:style-name="T10"> </text:span><text:span text:style-name="T20">NULL, </text:span><text:span text:style-name="T10">pays </text:span><text:span text:style-name="T4">varchar</text:span><text:span text:style-name="T20">(</text:span><text:span text:style-name="T10">30</text:span><text:span text:style-name="T20">)</text:span><text:span text:style-name="T10"> </text:span><text:span text:style-name="T20">NULL</text:span></text:p>
            <text:p text:style-name="P32"><text:span text:style-name="T4">DEFAULT </text:span><text:span text:style-name="T20">(</text:span><text:span text:style-name="T35">'FR'</text:span><text:span text:style-name="T20">)</text:span></text:p>
            <text:p text:style-name="P32"><text:span text:style-name="T20">) </text:span><text:span text:style-name="T5">GO</text:span></text:p>
          </table:table-cell>
        </table:table-row>
      </table:table>
      <text:p text:style-name="P20"><text:span text:style-name="T5"/></text:p>
      <text:p text:style-name="P24"/>
      <text:p text:style-name="P20"><text:span text:style-name="T39">INSERT</text:span><text:span text:style-name="T10"> éditeurs</text:span><text:span text:style-name="T4"> </text:span><text:span text:style-name="T20">(</text:span><text:span text:style-name="T10">id_éditeur</text:span><text:span text:style-name="T20">,</text:span><text:span text:style-name="T10"> nom_éditeur</text:span><text:span text:style-name="T20">)</text:span><text:span text:style-name="T10"> </text:span><text:span text:style-name="T4">VALUES</text:span><text:span text:style-name="T20">(</text:span><text:span text:style-name="T35">'1234'</text:span><text:span text:style-name="T20">,</text:span><text:span text:style-name="T10"> </text:span><text:span text:style-name="T11"><text:s/></text:span><text:span text:style-name="T37">'test Editeurs'</text:span><text:span text:style-name="T19">)</text:span></text:p>
      <text:p text:style-name="P3"/>
      <text:p text:style-name="P25">Cet <text:span text:style-name="T39">INSERT</text:span> échoue car <text:span text:style-name="T35">’</text:span><text:span text:style-name="T36">1</text:span><text:span text:style-name="T35">234’</text:span> n'est pas un numéro d'éditeur valide. En l'absence de l'instruction <text:span text:style-name="T5">GO</text:span>, ce contrôle ne serait pas fait car la contrainte ne serait pas prise en compte.</text:p>
      <text:p text:style-name="P4"/>
      <text:h text:style-name="P40" text:outline-level="5"/>
      <text:h text:style-name="P37" text:outline-level="6"><text:span text:style-name="T51">3 </text:span>La notion de transactions</text:h>
      <text:p text:style-name="P5">Si durant la mise a jours d’une base de donnée (insertion, modification, destruction) il y a un problème (coupure de courant, coupure réseau etc,,,) la mise a jours des données devient partielles et deviens donc incohérente.</text:p>
      <text:list xml:id="list3607540360" text:style-name="L4">
        <text:list-item>
          <text:p text:style-name="P17"><text:span text:style-name="T31">Pour revenir a un état cohérent de la </text:span><text:span text:style-name="T32">base de donnée</text:span><text:span text:style-name="T31"> on passe par une Transaction qui peut ,,,</text:span></text:p>
          <text:list>
            <text:list-item>
              <text:p text:style-name="P17"><text:span text:style-name="T31">Effectuer un complément sans incohérence.</text:span></text:p>
            </text:list-item>
            <text:list-item>
              <text:p text:style-name="P6">Elle fait un retour automatique en arrière en cas de problème <text:s/>pour retourner a un état cohérent des données existant au début de la transaction.<text:line-break/></text:p>
            </text:list-item>
          </text:list>
        </text:list-item>
        <text:list-item>
          <text:p text:style-name="P18"><text:span text:style-name="T31">Les instruction SQL permettant ces mise a jours sont encapsulées entre,,, </text:span></text:p>
          <text:list>
            <text:list-item>
              <text:p text:style-name="P18"><text:span text:style-name="T4">BEGIN</text:span><text:span text:style-name="T10"> </text:span><text:span text:style-name="T4">TRANSACTION</text:span><text:span text:style-name="T10"> </text:span><text:span text:style-name="T14">qui désigne le début de l’encapsulation, l’état de chaque ligne est mise a jour après avoirs étais consigné dans le journal de mise à jours de la transaction.</text:span></text:p>
            </text:list-item>
            <text:list-item>
              <text:p text:style-name="P18"><text:span text:style-name="T4">COMMIT</text:span><text:span text:style-name="T10"> </text:span><text:span text:style-name="T4">TRANSACTION</text:span><text:span text:style-name="T9"> </text:span><text:span text:style-name="T16">marque la fin de la transaction, tant qu’elle n’a pas étais exécutée les mise a jours ne sont pas totalement enregistrées dans la base de donnée.</text:span><text:span text:style-name="T20"><text:line-break/>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list xml:id="list160549796340100" text:continue-numbering="true" text:style-name="L4">
              <text:list-header>
                <text:p text:style-name="P29"><text:span text:style-name="T4">BEGIN</text:span><text:span text:style-name="T10"> </text:span><text:span text:style-name="T4">TRANSACTION</text:span><text:span text:style-name="T10"><text:tab/>nom_de_la_transaction</text:span></text:p>
                <text:p text:style-name="P23"><text:span text:style-name="T10">Ordre SQL1</text:span></text:p>
                <text:p text:style-name="P23"><text:span text:style-name="T10">Ordre SQL2</text:span></text:p>
                <text:p text:style-name="P23"><text:span text:style-name="T35">…</text:span></text:p>
                <text:p text:style-name="P23"><text:span text:style-name="T10">Ordre SQLN</text:span></text:p>
                <text:p text:style-name="P18"><text:span text:style-name="T4">COMMIT</text:span><text:span text:style-name="T10"> </text:span><text:span text:style-name="T4">TRANSACTION</text:span><text:span text:style-name="T10"> nom_de_la_transaction</text:span></text:p>
              </text:list-header>
            </text:list>
          </table:table-cell>
        </table:table-row>
      </table:table>
      <text:list xml:id="list160550256251684" text:continue-numbering="true" text:style-name="L4">
        <text:list-header>
          <text:p text:style-name="P7"><text:span text:style-name="T49"/></text:p>
        </text:list-header>
        <text:list-item>
          <text:p text:style-name="P8"><text:span text:style-name="T48">Avec le journal de transaction on peut défaire une Transaction…</text:span></text:p>
          <text:list>
            <text:list-item>
              <text:p text:style-name="P8"><text:span text:style-name="T50">Soit de manière automatique quand un problème survient.</text:span></text:p>
            </text:list-item>
            <text:list-item>
              <text:p text:style-name="P9"><text:span text:style-name="T47">Soit de manière volontaire en utilisant la commande </text:span><text:span text:style-name="T6">ROLLBACK</text:span><text:span text:style-name="T10"> </text:span><text:span text:style-name="T4">TRANSACTION</text:span><text:span text:style-name="T10"> </text:span><text:span text:style-name="T15">nom_de_la_transaction <text:line-break/></text:span><text:span text:style-name="T17">qui annule une transaction définie jusqu’au dernier point de reprise défini à l’intérieur de la Transaction ou au début.</text:span></text:p>
            </text:list-item>
          </text:list>
        </text:list-item>
      </text:list>
      <text:h text:style-name="P37" text:outline-level="6"><text:span text:style-name="T18">4 </text:span><text:span text:style-name="T17">L</text:span><text:span text:style-name="T15">es Contrôle de Flux</text:span></text:h>
      <text:p text:style-name="P10"><text:span text:style-name="T15">Le contrôle des flux permet de structurer le déroulement :</text:span></text:p>
      <text:list xml:id="list3939213020" text:style-name="L7">
        <text:list-item>
          <text:p text:style-name="P11"><text:span text:style-name="T15">D’un Batch</text:span></text:p>
        </text:list-item>
        <text:list-item>
          <text:p text:style-name="P11"><text:span text:style-name="T15">D’un script</text:span></text:p>
        </text:list-item>
        <text:list-item>
          <text:p text:style-name="P11"><text:span text:style-name="T15">D’une procédure stockées</text:span></text:p>
        </text:list-item>
        <text:list-item>
          <text:p text:style-name="P11"><text:span text:style-name="T15">D’un déclencheur</text:span></text:p>
        </text:list-item>
      </text:list>
      <text:p text:style-name="P10"><text:span text:style-name="T15"/></text:p>
      <text:p text:style-name="P15"><text:span text:style-name="T15">Type de contrôle : Le bloc d’instructions</text:span></text:p>
      <text:list xml:id="list4280508162" text:style-name="L8">
        <text:list-item>
          <text:p text:style-name="P13"><text:span text:style-name="T15">Délimite une série d’instruction sql équivalente au IF / ELSE</text:span></text:p>
        </text:list-item>
        <text:list-item>
          <text:p text:style-name="P13"><text:span text:style-name="T15">Les bloc </text:span><text:span text:style-name="T8">BEGIN</text:span><text:span text:style-name="T15"> et </text:span><text:span text:style-name="T8">END</text:span><text:span text:style-name="T15"> peuvent être imbriqué</text:span></text:p>
        </text:list-item>
      </text:list>
      <text:p text:style-name="P12"><text:span text:style-name="T15"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1"><text:span text:style-name="T7">BEGIN</text:span></text:p>
            <text:p text:style-name="P30"><text:span text:style-name="T13"><text:tab/>instruction_SQL1 </text:span></text:p>
            <text:p text:style-name="P30"><text:span text:style-name="T13"><text:tab/>instruction_SQL2</text:span></text:p>
            <text:p text:style-name="P30"><text:span text:style-name="T13"><text:tab/></text:span><text:span text:style-name="T7">BEGIN</text:span></text:p>
            <text:p text:style-name="P30"><text:span text:style-name="T13"><text:tab/><text:tab/>instruction_SQL1 </text:span></text:p>
            <text:p text:style-name="P30"><text:span text:style-name="T13"><text:tab/><text:tab/>instruction_SQL2</text:span></text:p>
            <text:p text:style-name="P30"><text:span text:style-name="T13"><text:tab/></text:span><text:span text:style-name="T7">END</text:span><text:span text:style-name="T13"><text:tab/></text:span></text:p>
            <text:p text:style-name="P30"><text:span text:style-name="T13"><text:tab/>instruction_SQLN</text:span></text:p>
            <text:p text:style-name="P31"><text:span text:style-name="T7">END</text:span></text:p>
          </table:table-cell>
        </table:table-row>
      </table:table>
      <text:p text:style-name="P12"/>
      <text:p text:style-name="P15"><text:span text:style-name="T15">Type de contrôle : Le bloc d’instructions</text:span></text:p>
      <text:list xml:id="list3896975701" text:style-name="L9">
        <text:list-item>
          <text:p text:style-name="P14"><text:span text:style-name="T15">Impose des conditions à l’exécution d’une instruction SQL, c’est un IF / ELSE</text:span></text:p>
        </text:list-item>
      </text:list>
      <text:p text:style-name="P12"><text:span text:style-name="T15"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6"><text:span text:style-name="T8">IF</text:span><text:span text:style-name="T13"> expression_booléenne</text:span></text:p>
            <text:p text:style-name="P34"><text:span text:style-name="T13"><text:tab/></text:span><text:span text:style-name="T23">{</text:span><text:span text:style-name="T13">instruction_SQL </text:span><text:span text:style-name="T23">|</text:span><text:span text:style-name="T13"> bloc_d</text:span><text:span text:style-name="T38">'instructions}</text:span></text:p>
            <text:p text:style-name="P34"><text:span text:style-name="T38">ELSE </text:span></text:p>
            <text:p text:style-name="P36"><text:span text:style-name="T38"><text:tab/>{instruction_SQL | bloc_d'</text:span><text:span text:style-name="T13">instructions</text:span><text:span text:style-name="T23">}</text:span></text:p>
          </table:table-cell>
        </table:table-row>
      </table:table>
      <text:p text:style-name="P12"><text:span text:style-name="T15"/></text:p>
      <text:p text:style-name="P27"><text:span text:style-name="T24"/></text:p>
      <text:p text:style-name="P12"><text:span text:style-name="T15"/></text:p>
      <text:p text:style-name="P1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1:20:16.726000000</meta:creation-date>
    <dc:date>2020-01-09T15:36:29.152000000</dc:date>
    <meta:editing-duration>PT1H21M23S</meta:editing-duration>
    <meta:editing-cycles>3</meta:editing-cycles>
    <meta:generator>LibreOffice/6.1.5.2$Windows_X86_64 LibreOffice_project/90f8dcf33c87b3705e78202e3df5142b201bd805</meta:generator>
    <meta:document-statistic meta:table-count="6" meta:image-count="0" meta:object-count="0" meta:page-count="4" meta:paragraph-count="81" meta:word-count="718" meta:character-count="4436" meta:non-whitespace-character-count="3794"/>
  </office:meta>
</office:document-meta>
</file>